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7.01pt"/>
    </style:style>
    <style:style style:name="co6" style:family="table-column">
      <style:table-column-properties fo:break-before="auto" style:column-width="93.09pt"/>
    </style:style>
    <style:style style:name="co7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_Gene_expression_perclusterMBO160days_groupb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/>
          <table:table-cell office:value-type="string" calcext:value-type="string">
            <text:p>ident</text:p>
          </table:table-cell>
          <table:table-cell office:value-type="string" calcext:value-type="string">
            <text:p>AQP4_mean</text:p>
          </table:table-cell>
          <table:table-cell office:value-type="string" calcext:value-type="string">
            <text:p>SLC1A3_mean</text:p>
          </table:table-cell>
          <table:table-cell office:value-type="string" calcext:value-type="string">
            <text:p>HEPACAM_mean</text:p>
          </table:table-cell>
          <table:table-cell office:value-type="string" calcext:value-type="string">
            <text:p>CD44_mean</text:p>
          </table:table-cell>
          <table:table-cell office:value-type="string" calcext:value-type="string">
            <text:p>NCAM1_mean</text:p>
          </table:table-cell>
          <table:table-cell office:value-type="string" calcext:value-type="string">
            <text:p>CD24_mean</text:p>
          </table:table-cell>
          <table:table-cell office:value-type="string" calcext:value-type="string">
            <text:p>FUT4_mean</text:p>
          </table:table-cell>
          <table:table-cell office:value-type="string" calcext:value-type="string">
            <text:p>CXCR4_mean</text:p>
          </table:table-cell>
          <table:table-cell office:value-type="string" calcext:value-type="string">
            <text:p>PDGFRA_mean</text:p>
          </table:table-cell>
          <table:table-cell office:value-type="string" calcext:value-type="string">
            <text:p>ITGB1_mean</text:p>
          </table:table-cell>
          <table:table-cell office:value-type="string" calcext:value-type="string">
            <text:p>TF_mean</text:p>
          </table:table-cell>
          <table:table-cell office:value-type="string" calcext:value-type="string">
            <text:p>NKX2-2_mean</text:p>
          </table:table-cell>
          <table:table-cell office:value-type="string" calcext:value-type="string">
            <text:p>PROM1_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dial_Glia</text:p>
          </table:table-cell>
          <table:table-cell office:value-type="float" office:value="1.70485501406833" calcext:value-type="float">
            <text:p>1.70485501406833</text:p>
          </table:table-cell>
          <table:table-cell office:value-type="float" office:value="0.518510576493636" calcext:value-type="float">
            <text:p>0.518510576493636</text:p>
          </table:table-cell>
          <table:table-cell office:value-type="float" office:value="0.395748860217934" calcext:value-type="float">
            <text:p>0.395748860217934</text:p>
          </table:table-cell>
          <table:table-cell office:value-type="float" office:value="0.361348482176376" calcext:value-type="float">
            <text:p>0.361348482176376</text:p>
          </table:table-cell>
          <table:table-cell office:value-type="float" office:value="0.523408081898584" calcext:value-type="float">
            <text:p>0.523408081898584</text:p>
          </table:table-cell>
          <table:table-cell office:value-type="float" office:value="0.322325768141612" calcext:value-type="float">
            <text:p>0.322325768141612</text:p>
          </table:table-cell>
          <table:table-cell office:value-type="float" office:value="0.00256247369755705" calcext:value-type="float">
            <text:p>0.002562473697557</text:p>
          </table:table-cell>
          <table:table-cell office:value-type="float" office:value="0.714094941636634" calcext:value-type="float">
            <text:p>0.714094941636634</text:p>
          </table:table-cell>
          <table:table-cell office:value-type="float" office:value="0" calcext:value-type="float">
            <text:p>0</text:p>
          </table:table-cell>
          <table:table-cell office:value-type="float" office:value="0.872169314764601" calcext:value-type="float">
            <text:p>0.872169314764601</text:p>
          </table:table-cell>
          <table:table-cell office:value-type="float" office:value="0.0506491797230743" calcext:value-type="float">
            <text:p>0.050649179723074</text:p>
          </table:table-cell>
          <table:table-cell office:value-type="float" office:value="0" calcext:value-type="float">
            <text:p>0</text:p>
          </table:table-cell>
          <table:table-cell office:value-type="float" office:value="0.00514890289444793" calcext:value-type="float">
            <text:p>0.005148902894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ligo</text:p>
          </table:table-cell>
          <table:table-cell office:value-type="float" office:value="0.57620221151979" calcext:value-type="float">
            <text:p>0.57620221151979</text:p>
          </table:table-cell>
          <table:table-cell office:value-type="float" office:value="0.56016181820403" calcext:value-type="float">
            <text:p>0.56016181820403</text:p>
          </table:table-cell>
          <table:table-cell office:value-type="float" office:value="0.29644126667582" calcext:value-type="float">
            <text:p>0.29644126667582</text:p>
          </table:table-cell>
          <table:table-cell office:value-type="float" office:value="0.185065486602726" calcext:value-type="float">
            <text:p>0.185065486602726</text:p>
          </table:table-cell>
          <table:table-cell office:value-type="float" office:value="0.403511440760732" calcext:value-type="float">
            <text:p>0.403511440760732</text:p>
          </table:table-cell>
          <table:table-cell office:value-type="float" office:value="0.695533225104171" calcext:value-type="float">
            <text:p>0.695533225104171</text:p>
          </table:table-cell>
          <table:table-cell office:value-type="float" office:value="0.00190525415926099" calcext:value-type="float">
            <text:p>0.001905254159261</text:p>
          </table:table-cell>
          <table:table-cell office:value-type="float" office:value="1.27300646906037" calcext:value-type="float">
            <text:p>1.27300646906037</text:p>
          </table:table-cell>
          <table:table-cell office:value-type="float" office:value="0.0013473274031362" calcext:value-type="float">
            <text:p>0.001347327403136</text:p>
          </table:table-cell>
          <table:table-cell office:value-type="float" office:value="1.09329672108294" calcext:value-type="float">
            <text:p>1.09329672108294</text:p>
          </table:table-cell>
          <table:table-cell office:value-type="float" office:value="0.0284256355140545" calcext:value-type="float">
            <text:p>0.028425635514055</text:p>
          </table:table-cell>
          <table:table-cell office:value-type="float" office:value="0" calcext:value-type="float">
            <text:p>0</text:p>
          </table:table-cell>
          <table:table-cell office:value-type="float" office:value="0.0504861562082582" calcext:value-type="float">
            <text:p>0.0504861562082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uron</text:p>
          </table:table-cell>
          <table:table-cell office:value-type="float" office:value="0.0138981043218989" calcext:value-type="float">
            <text:p>0.013898104321899</text:p>
          </table:table-cell>
          <table:table-cell office:value-type="float" office:value="0.0143029144476758" calcext:value-type="float">
            <text:p>0.014302914447676</text:p>
          </table:table-cell>
          <table:table-cell office:value-type="float" office:value="0.00915716181256477" calcext:value-type="float">
            <text:p>0.009157161812565</text:p>
          </table:table-cell>
          <table:table-cell office:value-type="float" office:value="0.00969121055410126" calcext:value-type="float">
            <text:p>0.009691210554101</text:p>
          </table:table-cell>
          <table:table-cell office:value-type="float" office:value="1.67406411113637" calcext:value-type="float">
            <text:p>1.67406411113637</text:p>
          </table:table-cell>
          <table:table-cell office:value-type="float" office:value="1.46061517510855" calcext:value-type="float">
            <text:p>1.46061517510855</text:p>
          </table:table-cell>
          <table:table-cell office:value-type="float" office:value="0.00288366645736594" calcext:value-type="float">
            <text:p>0.002883666457366</text:p>
          </table:table-cell>
          <table:table-cell office:value-type="float" office:value="0.0452368210874542" calcext:value-type="float">
            <text:p>0.045236821087454</text:p>
          </table:table-cell>
          <table:table-cell office:value-type="float" office:value="0.00369630171343013" calcext:value-type="float">
            <text:p>0.00369630171343</text:p>
          </table:table-cell>
          <table:table-cell office:value-type="float" office:value="0.374855807153541" calcext:value-type="float">
            <text:p>0.374855807153541</text:p>
          </table:table-cell>
          <table:table-cell office:value-type="float" office:value="0.0262345602036021" calcext:value-type="float">
            <text:p>0.026234560203602</text:p>
          </table:table-cell>
          <table:table-cell office:value-type="float" office:value="0.000959048031351484" calcext:value-type="float">
            <text:p>0.000959048031351</text:p>
          </table:table-cell>
          <table:table-cell office:value-type="float" office:value="0.00869778777671779" calcext:value-type="float">
            <text:p>0.0086977877767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rocyte</text:p>
          </table:table-cell>
          <table:table-cell office:value-type="float" office:value="0.314215669398716" calcext:value-type="float">
            <text:p>0.314215669398716</text:p>
          </table:table-cell>
          <table:table-cell office:value-type="float" office:value="1.12362705247601" calcext:value-type="float">
            <text:p>1.12362705247601</text:p>
          </table:table-cell>
          <table:table-cell office:value-type="float" office:value="0.31470474771615" calcext:value-type="float">
            <text:p>0.31470474771615</text:p>
          </table:table-cell>
          <table:table-cell office:value-type="float" office:value="0.184476386901577" calcext:value-type="float">
            <text:p>0.184476386901577</text:p>
          </table:table-cell>
          <table:table-cell office:value-type="float" office:value="0.829809007484969" calcext:value-type="float">
            <text:p>0.829809007484969</text:p>
          </table:table-cell>
          <table:table-cell office:value-type="float" office:value="0.676893427578605" calcext:value-type="float">
            <text:p>0.676893427578605</text:p>
          </table:table-cell>
          <table:table-cell office:value-type="float" office:value="0.00511518973061272" calcext:value-type="float">
            <text:p>0.005115189730613</text:p>
          </table:table-cell>
          <table:table-cell office:value-type="float" office:value="0.782740608200649" calcext:value-type="float">
            <text:p>0.782740608200649</text:p>
          </table:table-cell>
          <table:table-cell office:value-type="float" office:value="0" calcext:value-type="float">
            <text:p>0</text:p>
          </table:table-cell>
          <table:table-cell office:value-type="float" office:value="0.905878562454986" calcext:value-type="float">
            <text:p>0.905878562454986</text:p>
          </table:table-cell>
          <table:table-cell office:value-type="float" office:value="0.0279357159265353" calcext:value-type="float">
            <text:p>0.027935715926535</text:p>
          </table:table-cell>
          <table:table-cell office:value-type="float" office:value="0.0807783725673641" calcext:value-type="float">
            <text:p>0.080778372567364</text:p>
          </table:table-cell>
          <table:table-cell office:value-type="float" office:value="0.024477365466183" calcext:value-type="float">
            <text:p>0.0244773654661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dothelial</text:p>
          </table:table-cell>
          <table:table-cell office:value-type="float" office:value="0.0502748970334468" calcext:value-type="float">
            <text:p>0.050274897033447</text:p>
          </table:table-cell>
          <table:table-cell office:value-type="float" office:value="0.127605650300919" calcext:value-type="float">
            <text:p>0.127605650300919</text:p>
          </table:table-cell>
          <table:table-cell office:value-type="float" office:value="0.0475207704899288" calcext:value-type="float">
            <text:p>0.047520770489929</text:p>
          </table:table-cell>
          <table:table-cell office:value-type="float" office:value="0.334474821947319" calcext:value-type="float">
            <text:p>0.334474821947319</text:p>
          </table:table-cell>
          <table:table-cell office:value-type="float" office:value="0.384696676661301" calcext:value-type="float">
            <text:p>0.384696676661301</text:p>
          </table:table-cell>
          <table:table-cell office:value-type="float" office:value="0.888025587252076" calcext:value-type="float">
            <text:p>0.888025587252076</text:p>
          </table:table-cell>
          <table:table-cell office:value-type="float" office:value="0.0290571360402466" calcext:value-type="float">
            <text:p>0.029057136040247</text:p>
          </table:table-cell>
          <table:table-cell office:value-type="float" office:value="0.390748816082923" calcext:value-type="float">
            <text:p>0.390748816082923</text:p>
          </table:table-cell>
          <table:table-cell office:value-type="float" office:value="0" calcext:value-type="float">
            <text:p>0</text:p>
          </table:table-cell>
          <table:table-cell office:value-type="float" office:value="0.816594936878361" calcext:value-type="float">
            <text:p>0.816594936878361</text:p>
          </table:table-cell>
          <table:table-cell office:value-type="float" office:value="0.00732856560781065" calcext:value-type="float">
            <text:p>0.007328565607811</text:p>
          </table:table-cell>
          <table:table-cell office:value-type="float" office:value="0.0113641981562377" calcext:value-type="float">
            <text:p>0.011364198156238</text:p>
          </table:table-cell>
          <table:table-cell office:value-type="float" office:value="0.0317038726941812" calcext:value-type="float">
            <text:p>0.0317038726941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crophage_Like</text:p>
          </table:table-cell>
          <table:table-cell office:value-type="float" office:value="0.558439465878611" calcext:value-type="float">
            <text:p>0.558439465878611</text:p>
          </table:table-cell>
          <table:table-cell office:value-type="float" office:value="0.155797800982699" calcext:value-type="float">
            <text:p>0.155797800982699</text:p>
          </table:table-cell>
          <table:table-cell office:value-type="float" office:value="0.110947563886175" calcext:value-type="float">
            <text:p>0.110947563886175</text:p>
          </table:table-cell>
          <table:table-cell office:value-type="float" office:value="0.154387284021089" calcext:value-type="float">
            <text:p>0.154387284021089</text:p>
          </table:table-cell>
          <table:table-cell office:value-type="float" office:value="0.0972116367728465" calcext:value-type="float">
            <text:p>0.097211636772847</text:p>
          </table:table-cell>
          <table:table-cell office:value-type="float" office:value="0.317271084527873" calcext:value-type="float">
            <text:p>0.317271084527873</text:p>
          </table:table-cell>
          <table:table-cell office:value-type="float" office:value="0.00562810597291061" calcext:value-type="float">
            <text:p>0.005628105972911</text:p>
          </table:table-cell>
          <table:table-cell office:value-type="float" office:value="0.174409694220533" calcext:value-type="float">
            <text:p>0.174409694220533</text:p>
          </table:table-cell>
          <table:table-cell office:value-type="float" office:value="0" calcext:value-type="float">
            <text:p>0</text:p>
          </table:table-cell>
          <table:table-cell office:value-type="float" office:value="0.446179128776164" calcext:value-type="float">
            <text:p>0.446179128776164</text:p>
          </table:table-cell>
          <table:table-cell office:value-type="float" office:value="0.023539844554154" calcext:value-type="float">
            <text:p>0.023539844554154</text:p>
          </table:table-cell>
          <table:table-cell office:value-type="float" office:value="0" calcext:value-type="float">
            <text:p>0</text:p>
          </table:table-cell>
          <table:table-cell office:value-type="float" office:value="0.0134713119444375" calcext:value-type="float">
            <text:p>0.0134713119444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ericyte</text:p>
          </table:table-cell>
          <table:table-cell office:value-type="float" office:value="0.00640896261678173" calcext:value-type="float">
            <text:p>0.006408962616782</text:p>
          </table:table-cell>
          <table:table-cell office:value-type="float" office:value="0.030845349905514" calcext:value-type="float">
            <text:p>0.030845349905514</text:p>
          </table:table-cell>
          <table:table-cell office:value-type="float" office:value="0" calcext:value-type="float">
            <text:p>0</text:p>
          </table:table-cell>
          <table:table-cell office:value-type="float" office:value="0.0857360099474984" calcext:value-type="float">
            <text:p>0.085736009947498</text:p>
          </table:table-cell>
          <table:table-cell office:value-type="float" office:value="0.726916183651775" calcext:value-type="float">
            <text:p>0.726916183651775</text:p>
          </table:table-cell>
          <table:table-cell office:value-type="float" office:value="1.42754813689149" calcext:value-type="float">
            <text:p>1.42754813689149</text:p>
          </table:table-cell>
          <table:table-cell office:value-type="float" office:value="0.00484498139918258" calcext:value-type="float">
            <text:p>0.004844981399183</text:p>
          </table:table-cell>
          <table:table-cell office:value-type="float" office:value="0.0883853342130838" calcext:value-type="float">
            <text:p>0.088385334213084</text:p>
          </table:table-cell>
          <table:table-cell office:value-type="float" office:value="0.00239635301476698" calcext:value-type="float">
            <text:p>0.002396353014767</text:p>
          </table:table-cell>
          <table:table-cell office:value-type="float" office:value="0.370420810043502" calcext:value-type="float">
            <text:p>0.370420810043502</text:p>
          </table:table-cell>
          <table:table-cell office:value-type="float" office:value="0.0117123984427515" calcext:value-type="float">
            <text:p>0.011712398442752</text:p>
          </table:table-cell>
          <table:table-cell office:value-type="float" office:value="0.0068241465009511" calcext:value-type="float">
            <text:p>0.006824146500951</text:p>
          </table:table-cell>
          <table:table-cell office:value-type="float" office:value="0.0137793561723996" calcext:value-type="float">
            <text:p>0.01377935617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pithelial</text:p>
          </table:table-cell>
          <table:table-cell office:value-type="float" office:value="0.596970875971051" calcext:value-type="float">
            <text:p>0.596970875971051</text:p>
          </table:table-cell>
          <table:table-cell office:value-type="float" office:value="0.233599159942011" calcext:value-type="float">
            <text:p>0.233599159942011</text:p>
          </table:table-cell>
          <table:table-cell office:value-type="float" office:value="0.266276558373173" calcext:value-type="float">
            <text:p>0.266276558373173</text:p>
          </table:table-cell>
          <table:table-cell office:value-type="float" office:value="0.81181532798153" calcext:value-type="float">
            <text:p>0.81181532798153</text:p>
          </table:table-cell>
          <table:table-cell office:value-type="float" office:value="0.505676693355566" calcext:value-type="float">
            <text:p>0.505676693355566</text:p>
          </table:table-cell>
          <table:table-cell office:value-type="float" office:value="0.95586726418233" calcext:value-type="float">
            <text:p>0.95586726418233</text:p>
          </table:table-cell>
          <table:table-cell office:value-type="float" office:value="0.0147296033775679" calcext:value-type="float">
            <text:p>0.014729603377568</text:p>
          </table:table-cell>
          <table:table-cell office:value-type="float" office:value="0.188914395292022" calcext:value-type="float">
            <text:p>0.188914395292022</text:p>
          </table:table-cell>
          <table:table-cell office:value-type="float" office:value="0.0482767787540852" calcext:value-type="float">
            <text:p>0.048276778754085</text:p>
          </table:table-cell>
          <table:table-cell office:value-type="float" office:value="1.00278443316414" calcext:value-type="float">
            <text:p>1.00278443316414</text:p>
          </table:table-cell>
          <table:table-cell office:value-type="float" office:value="0.0375043990995617" calcext:value-type="float">
            <text:p>0.037504399099562</text:p>
          </table:table-cell>
          <table:table-cell office:value-type="float" office:value="0.00229704059207516" calcext:value-type="float">
            <text:p>0.002297040592075</text:p>
          </table:table-cell>
          <table:table-cell office:value-type="float" office:value="0.0248949698998673" calcext:value-type="float">
            <text:p>0.0248949698998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ural_Stem</text:p>
          </table:table-cell>
          <table:table-cell office:value-type="float" office:value="0.0088189031800139" calcext:value-type="float">
            <text:p>0.008818903180014</text:p>
          </table:table-cell>
          <table:table-cell office:value-type="float" office:value="0.0876260203603061" calcext:value-type="float">
            <text:p>0.087626020360306</text:p>
          </table:table-cell>
          <table:table-cell office:value-type="float" office:value="0.0041419823833593" calcext:value-type="float">
            <text:p>0.004141982383359</text:p>
          </table:table-cell>
          <table:table-cell office:value-type="float" office:value="0.0105342440519371" calcext:value-type="float">
            <text:p>0.010534244051937</text:p>
          </table:table-cell>
          <table:table-cell office:value-type="float" office:value="1.44057987911808" calcext:value-type="float">
            <text:p>1.44057987911808</text:p>
          </table:table-cell>
          <table:table-cell office:value-type="float" office:value="1.92899774952149" calcext:value-type="float">
            <text:p>1.92899774952149</text:p>
          </table:table-cell>
          <table:table-cell office:value-type="float" office:value="0.00693996450253123" calcext:value-type="float">
            <text:p>0.006939964502531</text:p>
          </table:table-cell>
          <table:table-cell office:value-type="float" office:value="0.135645561748586" calcext:value-type="float">
            <text:p>0.135645561748586</text:p>
          </table:table-cell>
          <table:table-cell office:value-type="float" office:value="0.0365877443906408" calcext:value-type="float">
            <text:p>0.036587744390641</text:p>
          </table:table-cell>
          <table:table-cell office:value-type="float" office:value="0.793866348339141" calcext:value-type="float">
            <text:p>0.793866348339141</text:p>
          </table:table-cell>
          <table:table-cell office:value-type="float" office:value="0.0429144639796533" calcext:value-type="float">
            <text:p>0.042914463979653</text:p>
          </table:table-cell>
          <table:table-cell office:value-type="float" office:value="0" calcext:value-type="float">
            <text:p>0</text:p>
          </table:table-cell>
          <table:table-cell office:value-type="float" office:value="0.00548667724155529" calcext:value-type="float">
            <text:p>0.0054866772415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ural_Plate</text:p>
          </table:table-cell>
          <table:table-cell office:value-type="float" office:value="0.323438377759489" calcext:value-type="float">
            <text:p>0.323438377759489</text:p>
          </table:table-cell>
          <table:table-cell office:value-type="float" office:value="0.497411469507974" calcext:value-type="float">
            <text:p>0.497411469507974</text:p>
          </table:table-cell>
          <table:table-cell office:value-type="float" office:value="0.250315122533507" calcext:value-type="float">
            <text:p>0.250315122533507</text:p>
          </table:table-cell>
          <table:table-cell office:value-type="float" office:value="0.0773184103896925" calcext:value-type="float">
            <text:p>0.077318410389693</text:p>
          </table:table-cell>
          <table:table-cell office:value-type="float" office:value="0.612471478996372" calcext:value-type="float">
            <text:p>0.612471478996372</text:p>
          </table:table-cell>
          <table:table-cell office:value-type="float" office:value="0.614466845384647" calcext:value-type="float">
            <text:p>0.614466845384647</text:p>
          </table:table-cell>
          <table:table-cell office:value-type="float" office:value="0" calcext:value-type="float">
            <text:p>0</text:p>
          </table:table-cell>
          <table:table-cell office:value-type="float" office:value="0.795968989372493" calcext:value-type="float">
            <text:p>0.795968989372493</text:p>
          </table:table-cell>
          <table:table-cell office:value-type="float" office:value="0" calcext:value-type="float">
            <text:p>0</text:p>
          </table:table-cell>
          <table:table-cell office:value-type="float" office:value="1.06893536581207" calcext:value-type="float">
            <text:p>1.06893536581207</text:p>
          </table:table-cell>
          <table:table-cell office:value-type="float" office:value="0.0147652870732939" calcext:value-type="float">
            <text:p>0.014765287073294</text:p>
          </table:table-cell>
          <table:table-cell office:value-type="float" office:value="0.0179985219951146" calcext:value-type="float">
            <text:p>0.017998521995115</text:p>
          </table:table-cell>
          <table:table-cell office:value-type="float" office:value="0.0557673841165192" calcext:value-type="float">
            <text:p>0.0557673841165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ural_Precur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7052802708026" calcext:value-type="float">
            <text:p>0.037705280270803</text:p>
          </table:table-cell>
          <table:table-cell office:value-type="float" office:value="0.359279474032093" calcext:value-type="float">
            <text:p>0.359279474032093</text:p>
          </table:table-cell>
          <table:table-cell office:value-type="float" office:value="1.34466699050181" calcext:value-type="float">
            <text:p>1.34466699050181</text:p>
          </table:table-cell>
          <table:table-cell office:value-type="float" office:value="2.07626399268795" calcext:value-type="float">
            <text:p>2.07626399268795</text:p>
          </table:table-cell>
          <table:table-cell office:value-type="float" office:value="0" calcext:value-type="float">
            <text:p>0</text:p>
          </table:table-cell>
          <table:table-cell office:value-type="float" office:value="0.638207312975207" calcext:value-type="float">
            <text:p>0.638207312975207</text:p>
          </table:table-cell>
          <table:table-cell office:value-type="float" office:value="0" calcext:value-type="float">
            <text:p>0</text:p>
          </table:table-cell>
          <table:table-cell office:value-type="float" office:value="0.923085377407793" calcext:value-type="float">
            <text:p>0.923085377407793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transpose" table:style-name="ta1">
        <table:table-column table:style-name="co5" table:default-cell-style-name="Default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ident</text:p>
          </table:table-cell>
          <table:table-cell office:value-type="string" calcext:value-type="string">
            <text:p>Marker</text:p>
          </table:table-cell>
          <table:table-cell/>
          <table:table-cell office:value-type="string" calcext:value-type="string">
            <text:p>Neuron</text:p>
          </table:table-cell>
          <table:table-cell office:value-type="string" calcext:value-type="string">
            <text:p>Astrocyte</text:p>
          </table:table-cell>
          <table:table-cell office:value-type="string" calcext:value-type="string">
            <text:p>Endothelial</text:p>
          </table:table-cell>
          <table:table-cell office:value-type="string" calcext:value-type="string">
            <text:p>Macrophage_Like</text:p>
          </table:table-cell>
          <table:table-cell office:value-type="string" calcext:value-type="string">
            <text:p>Pericyte</text:p>
          </table:table-cell>
          <table:table-cell office:value-type="string" calcext:value-type="string">
            <text:p>Epithelial</text:p>
          </table:table-cell>
          <table:table-cell office:value-type="string" calcext:value-type="string">
            <text:p>Neural_Stem</text:p>
          </table:table-cell>
          <table:table-cell office:value-type="string" calcext:value-type="string">
            <text:p>Neural_Plate</text:p>
          </table:table-cell>
          <table:table-cell office:value-type="string" calcext:value-type="string">
            <text:p>Neural_Precursor</text:p>
          </table:table-cell>
          <table:table-cell office:value-type="string" calcext:value-type="string">
            <text:p>Radial_Glia</text:p>
          </table:table-cell>
          <table:table-cell office:value-type="string" calcext:value-type="string">
            <text:p>Oligo</text:p>
          </table:table-cell>
        </table:table-row>
        <table:table-row table:style-name="ro1">
          <table:table-cell office:value-type="string" calcext:value-type="string">
            <text:p>AQP4_mean</text:p>
          </table:table-cell>
          <table:table-cell office:value-type="string" calcext:value-type="string">
            <text:p>AQP4</text:p>
          </table:table-cell>
          <table:table-cell/>
          <table:table-cell office:value-type="float" office:value="0.0138981043218989" calcext:value-type="float">
            <text:p>0.013898104321899</text:p>
          </table:table-cell>
          <table:table-cell office:value-type="float" office:value="0.314215669398716" calcext:value-type="float">
            <text:p>0.314215669398716</text:p>
          </table:table-cell>
          <table:table-cell office:value-type="float" office:value="0.0502748970334468" calcext:value-type="float">
            <text:p>0.050274897033447</text:p>
          </table:table-cell>
          <table:table-cell office:value-type="float" office:value="0.558439465878611" calcext:value-type="float">
            <text:p>0.558439465878611</text:p>
          </table:table-cell>
          <table:table-cell office:value-type="float" office:value="0.00640896261678173" calcext:value-type="float">
            <text:p>0.006408962616782</text:p>
          </table:table-cell>
          <table:table-cell office:value-type="float" office:value="0.596970875971051" calcext:value-type="float">
            <text:p>0.596970875971051</text:p>
          </table:table-cell>
          <table:table-cell office:value-type="float" office:value="0.0088189031800139" calcext:value-type="float">
            <text:p>0.008818903180014</text:p>
          </table:table-cell>
          <table:table-cell office:value-type="float" office:value="0.323438377759489" calcext:value-type="float">
            <text:p>0.323438377759489</text:p>
          </table:table-cell>
          <table:table-cell office:value-type="float" office:value="0" calcext:value-type="float">
            <text:p>0</text:p>
          </table:table-cell>
          <table:table-cell office:value-type="float" office:value="1.70485501406833" calcext:value-type="float">
            <text:p>1.70485501406833</text:p>
          </table:table-cell>
          <table:table-cell office:value-type="float" office:value="0.57620221151979" calcext:value-type="float">
            <text:p>0.57620221151979</text:p>
          </table:table-cell>
        </table:table-row>
        <table:table-row table:style-name="ro1">
          <table:table-cell office:value-type="string" calcext:value-type="string">
            <text:p>PROM1_mean</text:p>
          </table:table-cell>
          <table:table-cell office:value-type="string" calcext:value-type="string">
            <text:p>CD133</text:p>
          </table:table-cell>
          <table:table-cell/>
          <table:table-cell office:value-type="float" office:value="0.00869778777671779" calcext:value-type="float">
            <text:p>0.008697787776718</text:p>
          </table:table-cell>
          <table:table-cell office:value-type="float" office:value="0.024477365466183" calcext:value-type="float">
            <text:p>0.024477365466183</text:p>
          </table:table-cell>
          <table:table-cell office:value-type="float" office:value="0.0317038726941812" calcext:value-type="float">
            <text:p>0.031703872694181</text:p>
          </table:table-cell>
          <table:table-cell office:value-type="float" office:value="0.0134713119444375" calcext:value-type="float">
            <text:p>0.013471311944438</text:p>
          </table:table-cell>
          <table:table-cell office:value-type="float" office:value="0.0137793561723996" calcext:value-type="float">
            <text:p>0.0137793561724</text:p>
          </table:table-cell>
          <table:table-cell office:value-type="float" office:value="0.0248949698998673" calcext:value-type="float">
            <text:p>0.024894969899867</text:p>
          </table:table-cell>
          <table:table-cell office:value-type="float" office:value="0.00548667724155529" calcext:value-type="float">
            <text:p>0.005486677241555</text:p>
          </table:table-cell>
          <table:table-cell office:value-type="float" office:value="0.0557673841165192" calcext:value-type="float">
            <text:p>0.055767384116519</text:p>
          </table:table-cell>
          <table:table-cell office:value-type="float" office:value="0" calcext:value-type="float">
            <text:p>0</text:p>
          </table:table-cell>
          <table:table-cell office:value-type="float" office:value="0.00514890289444793" calcext:value-type="float">
            <text:p>0.005148902894448</text:p>
          </table:table-cell>
          <table:table-cell office:value-type="float" office:value="0.0504861562082582" calcext:value-type="float">
            <text:p>0.050486156208258</text:p>
          </table:table-cell>
        </table:table-row>
        <table:table-row table:style-name="ro1">
          <table:table-cell office:value-type="string" calcext:value-type="string">
            <text:p>PDGFRA_mean</text:p>
          </table:table-cell>
          <table:table-cell office:value-type="string" calcext:value-type="string">
            <text:p>CD140a</text:p>
          </table:table-cell>
          <table:table-cell/>
          <table:table-cell office:value-type="float" office:value="0.00369630171343013" calcext:value-type="float">
            <text:p>0.0036963017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9635301476698" calcext:value-type="float">
            <text:p>0.002396353014767</text:p>
          </table:table-cell>
          <table:table-cell office:value-type="float" office:value="0.0482767787540852" calcext:value-type="float">
            <text:p>0.048276778754085</text:p>
          </table:table-cell>
          <table:table-cell office:value-type="float" office:value="0.0365877443906408" calcext:value-type="float">
            <text:p>0.036587744390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473274031362" calcext:value-type="float">
            <text:p>0.001347327403136</text:p>
          </table:table-cell>
        </table:table-row>
        <table:table-row table:style-name="ro1">
          <table:table-cell office:value-type="string" calcext:value-type="string">
            <text:p>FUT4_mean</text:p>
          </table:table-cell>
          <table:table-cell office:value-type="string" calcext:value-type="string">
            <text:p>CD15</text:p>
          </table:table-cell>
          <table:table-cell/>
          <table:table-cell office:value-type="float" office:value="0.00288366645736594" calcext:value-type="float">
            <text:p>0.002883666457366</text:p>
          </table:table-cell>
          <table:table-cell office:value-type="float" office:value="0.00511518973061272" calcext:value-type="float">
            <text:p>0.005115189730613</text:p>
          </table:table-cell>
          <table:table-cell office:value-type="float" office:value="0.0290571360402466" calcext:value-type="float">
            <text:p>0.029057136040247</text:p>
          </table:table-cell>
          <table:table-cell office:value-type="float" office:value="0.00562810597291061" calcext:value-type="float">
            <text:p>0.005628105972911</text:p>
          </table:table-cell>
          <table:table-cell office:value-type="float" office:value="0.00484498139918258" calcext:value-type="float">
            <text:p>0.004844981399183</text:p>
          </table:table-cell>
          <table:table-cell office:value-type="float" office:value="0.0147296033775679" calcext:value-type="float">
            <text:p>0.014729603377568</text:p>
          </table:table-cell>
          <table:table-cell office:value-type="float" office:value="0.00693996450253123" calcext:value-type="float">
            <text:p>0.006939964502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6247369755705" calcext:value-type="float">
            <text:p>0.002562473697557</text:p>
          </table:table-cell>
          <table:table-cell office:value-type="float" office:value="0.00190525415926099" calcext:value-type="float">
            <text:p>0.001905254159261</text:p>
          </table:table-cell>
        </table:table-row>
        <table:table-row table:style-name="ro1">
          <table:table-cell office:value-type="string" calcext:value-type="string">
            <text:p>CXCR4_mean</text:p>
          </table:table-cell>
          <table:table-cell office:value-type="string" calcext:value-type="string">
            <text:p>CD184</text:p>
          </table:table-cell>
          <table:table-cell/>
          <table:table-cell office:value-type="float" office:value="0.0452368210874542" calcext:value-type="float">
            <text:p>0.045236821087454</text:p>
          </table:table-cell>
          <table:table-cell office:value-type="float" office:value="0.782740608200649" calcext:value-type="float">
            <text:p>0.782740608200649</text:p>
          </table:table-cell>
          <table:table-cell office:value-type="float" office:value="0.390748816082923" calcext:value-type="float">
            <text:p>0.390748816082923</text:p>
          </table:table-cell>
          <table:table-cell office:value-type="float" office:value="0.174409694220533" calcext:value-type="float">
            <text:p>0.174409694220533</text:p>
          </table:table-cell>
          <table:table-cell office:value-type="float" office:value="0.0883853342130838" calcext:value-type="float">
            <text:p>0.088385334213084</text:p>
          </table:table-cell>
          <table:table-cell office:value-type="float" office:value="0.188914395292022" calcext:value-type="float">
            <text:p>0.188914395292022</text:p>
          </table:table-cell>
          <table:table-cell office:value-type="float" office:value="0.135645561748586" calcext:value-type="float">
            <text:p>0.135645561748586</text:p>
          </table:table-cell>
          <table:table-cell office:value-type="float" office:value="0.795968989372493" calcext:value-type="float">
            <text:p>0.795968989372493</text:p>
          </table:table-cell>
          <table:table-cell office:value-type="float" office:value="0.638207312975207" calcext:value-type="float">
            <text:p>0.638207312975207</text:p>
          </table:table-cell>
          <table:table-cell office:value-type="float" office:value="0.714094941636634" calcext:value-type="float">
            <text:p>0.714094941636634</text:p>
          </table:table-cell>
          <table:table-cell office:value-type="float" office:value="1.27300646906037" calcext:value-type="float">
            <text:p>1.27300646906037</text:p>
          </table:table-cell>
        </table:table-row>
        <table:table-row table:style-name="ro1">
          <table:table-cell office:value-type="string" calcext:value-type="string">
            <text:p>CD24_mean</text:p>
          </table:table-cell>
          <table:table-cell office:value-type="string" calcext:value-type="string">
            <text:p>CD24</text:p>
          </table:table-cell>
          <table:table-cell/>
          <table:table-cell office:value-type="float" office:value="1.46061517510855" calcext:value-type="float">
            <text:p>1.46061517510855</text:p>
          </table:table-cell>
          <table:table-cell office:value-type="float" office:value="0.676893427578605" calcext:value-type="float">
            <text:p>0.676893427578605</text:p>
          </table:table-cell>
          <table:table-cell office:value-type="float" office:value="0.888025587252076" calcext:value-type="float">
            <text:p>0.888025587252076</text:p>
          </table:table-cell>
          <table:table-cell office:value-type="float" office:value="0.317271084527873" calcext:value-type="float">
            <text:p>0.317271084527873</text:p>
          </table:table-cell>
          <table:table-cell office:value-type="float" office:value="1.42754813689149" calcext:value-type="float">
            <text:p>1.42754813689149</text:p>
          </table:table-cell>
          <table:table-cell office:value-type="float" office:value="0.95586726418233" calcext:value-type="float">
            <text:p>0.95586726418233</text:p>
          </table:table-cell>
          <table:table-cell office:value-type="float" office:value="1.92899774952149" calcext:value-type="float">
            <text:p>1.92899774952149</text:p>
          </table:table-cell>
          <table:table-cell office:value-type="float" office:value="0.614466845384647" calcext:value-type="float">
            <text:p>0.614466845384647</text:p>
          </table:table-cell>
          <table:table-cell office:value-type="float" office:value="2.07626399268795" calcext:value-type="float">
            <text:p>2.07626399268795</text:p>
          </table:table-cell>
          <table:table-cell office:value-type="float" office:value="0.322325768141612" calcext:value-type="float">
            <text:p>0.322325768141612</text:p>
          </table:table-cell>
          <table:table-cell office:value-type="float" office:value="0.695533225104171" calcext:value-type="float">
            <text:p>0.695533225104171</text:p>
          </table:table-cell>
        </table:table-row>
        <table:table-row table:style-name="ro1">
          <table:table-cell office:value-type="string" calcext:value-type="string">
            <text:p>ITGB1_mean</text:p>
          </table:table-cell>
          <table:table-cell office:value-type="string" calcext:value-type="string">
            <text:p>CD29</text:p>
          </table:table-cell>
          <table:table-cell/>
          <table:table-cell office:value-type="float" office:value="0.374855807153541" calcext:value-type="float">
            <text:p>0.374855807153541</text:p>
          </table:table-cell>
          <table:table-cell office:value-type="float" office:value="0.905878562454986" calcext:value-type="float">
            <text:p>0.905878562454986</text:p>
          </table:table-cell>
          <table:table-cell office:value-type="float" office:value="0.816594936878361" calcext:value-type="float">
            <text:p>0.816594936878361</text:p>
          </table:table-cell>
          <table:table-cell office:value-type="float" office:value="0.446179128776164" calcext:value-type="float">
            <text:p>0.446179128776164</text:p>
          </table:table-cell>
          <table:table-cell office:value-type="float" office:value="0.370420810043502" calcext:value-type="float">
            <text:p>0.370420810043502</text:p>
          </table:table-cell>
          <table:table-cell office:value-type="float" office:value="1.00278443316414" calcext:value-type="float">
            <text:p>1.00278443316414</text:p>
          </table:table-cell>
          <table:table-cell office:value-type="float" office:value="0.793866348339141" calcext:value-type="float">
            <text:p>0.793866348339141</text:p>
          </table:table-cell>
          <table:table-cell office:value-type="float" office:value="1.06893536581207" calcext:value-type="float">
            <text:p>1.06893536581207</text:p>
          </table:table-cell>
          <table:table-cell office:value-type="float" office:value="0.923085377407793" calcext:value-type="float">
            <text:p>0.923085377407793</text:p>
          </table:table-cell>
          <table:table-cell office:value-type="float" office:value="0.872169314764601" calcext:value-type="float">
            <text:p>0.872169314764601</text:p>
          </table:table-cell>
          <table:table-cell office:value-type="float" office:value="1.09329672108294" calcext:value-type="float">
            <text:p>1.09329672108294</text:p>
          </table:table-cell>
        </table:table-row>
        <table:table-row table:style-name="ro1">
          <table:table-cell office:value-type="string" calcext:value-type="string">
            <text:p>CD44_mean</text:p>
          </table:table-cell>
          <table:table-cell office:value-type="string" calcext:value-type="string">
            <text:p>CD44</text:p>
          </table:table-cell>
          <table:table-cell/>
          <table:table-cell office:value-type="float" office:value="0.00969121055410126" calcext:value-type="float">
            <text:p>0.009691210554101</text:p>
          </table:table-cell>
          <table:table-cell office:value-type="float" office:value="0.184476386901577" calcext:value-type="float">
            <text:p>0.184476386901577</text:p>
          </table:table-cell>
          <table:table-cell office:value-type="float" office:value="0.334474821947319" calcext:value-type="float">
            <text:p>0.334474821947319</text:p>
          </table:table-cell>
          <table:table-cell office:value-type="float" office:value="0.154387284021089" calcext:value-type="float">
            <text:p>0.154387284021089</text:p>
          </table:table-cell>
          <table:table-cell office:value-type="float" office:value="0.0857360099474984" calcext:value-type="float">
            <text:p>0.085736009947498</text:p>
          </table:table-cell>
          <table:table-cell office:value-type="float" office:value="0.81181532798153" calcext:value-type="float">
            <text:p>0.81181532798153</text:p>
          </table:table-cell>
          <table:table-cell office:value-type="float" office:value="0.0105342440519371" calcext:value-type="float">
            <text:p>0.010534244051937</text:p>
          </table:table-cell>
          <table:table-cell office:value-type="float" office:value="0.0773184103896925" calcext:value-type="float">
            <text:p>0.077318410389693</text:p>
          </table:table-cell>
          <table:table-cell office:value-type="float" office:value="0.359279474032093" calcext:value-type="float">
            <text:p>0.359279474032093</text:p>
          </table:table-cell>
          <table:table-cell office:value-type="float" office:value="0.361348482176376" calcext:value-type="float">
            <text:p>0.361348482176376</text:p>
          </table:table-cell>
          <table:table-cell office:value-type="float" office:value="0.185065486602726" calcext:value-type="float">
            <text:p>0.185065486602726</text:p>
          </table:table-cell>
        </table:table-row>
        <table:table-row table:style-name="ro1">
          <table:table-cell office:value-type="string" calcext:value-type="string">
            <text:p>NCAM1_mean</text:p>
          </table:table-cell>
          <table:table-cell office:value-type="string" calcext:value-type="string">
            <text:p>CD56</text:p>
          </table:table-cell>
          <table:table-cell/>
          <table:table-cell office:value-type="float" office:value="1.67406411113637" calcext:value-type="float">
            <text:p>1.67406411113637</text:p>
          </table:table-cell>
          <table:table-cell office:value-type="float" office:value="0.829809007484969" calcext:value-type="float">
            <text:p>0.829809007484969</text:p>
          </table:table-cell>
          <table:table-cell office:value-type="float" office:value="0.384696676661301" calcext:value-type="float">
            <text:p>0.384696676661301</text:p>
          </table:table-cell>
          <table:table-cell office:value-type="float" office:value="0.0972116367728465" calcext:value-type="float">
            <text:p>0.097211636772847</text:p>
          </table:table-cell>
          <table:table-cell office:value-type="float" office:value="0.726916183651775" calcext:value-type="float">
            <text:p>0.726916183651775</text:p>
          </table:table-cell>
          <table:table-cell office:value-type="float" office:value="0.505676693355566" calcext:value-type="float">
            <text:p>0.505676693355566</text:p>
          </table:table-cell>
          <table:table-cell office:value-type="float" office:value="1.44057987911808" calcext:value-type="float">
            <text:p>1.44057987911808</text:p>
          </table:table-cell>
          <table:table-cell office:value-type="float" office:value="0.612471478996372" calcext:value-type="float">
            <text:p>0.612471478996372</text:p>
          </table:table-cell>
          <table:table-cell office:value-type="float" office:value="1.34466699050181" calcext:value-type="float">
            <text:p>1.34466699050181</text:p>
          </table:table-cell>
          <table:table-cell office:value-type="float" office:value="0.523408081898584" calcext:value-type="float">
            <text:p>0.523408081898584</text:p>
          </table:table-cell>
          <table:table-cell office:value-type="float" office:value="0.403511440760732" calcext:value-type="float">
            <text:p>0.403511440760732</text:p>
          </table:table-cell>
        </table:table-row>
        <table:table-row table:style-name="ro1">
          <table:table-cell office:value-type="string" calcext:value-type="string">
            <text:p>TF_mean</text:p>
          </table:table-cell>
          <table:table-cell office:value-type="string" calcext:value-type="string">
            <text:p>CD71</text:p>
          </table:table-cell>
          <table:table-cell/>
          <table:table-cell office:value-type="float" office:value="0.0262345602036021" calcext:value-type="float">
            <text:p>0.026234560203602</text:p>
          </table:table-cell>
          <table:table-cell office:value-type="float" office:value="0.0279357159265353" calcext:value-type="float">
            <text:p>0.027935715926535</text:p>
          </table:table-cell>
          <table:table-cell office:value-type="float" office:value="0.00732856560781065" calcext:value-type="float">
            <text:p>0.007328565607811</text:p>
          </table:table-cell>
          <table:table-cell office:value-type="float" office:value="0.023539844554154" calcext:value-type="float">
            <text:p>0.023539844554154</text:p>
          </table:table-cell>
          <table:table-cell office:value-type="float" office:value="0.0117123984427515" calcext:value-type="float">
            <text:p>0.011712398442752</text:p>
          </table:table-cell>
          <table:table-cell office:value-type="float" office:value="0.0375043990995617" calcext:value-type="float">
            <text:p>0.037504399099562</text:p>
          </table:table-cell>
          <table:table-cell office:value-type="float" office:value="0.0429144639796533" calcext:value-type="float">
            <text:p>0.042914463979653</text:p>
          </table:table-cell>
          <table:table-cell office:value-type="float" office:value="0.0147652870732939" calcext:value-type="float">
            <text:p>0.014765287073294</text:p>
          </table:table-cell>
          <table:table-cell office:value-type="float" office:value="0" calcext:value-type="float">
            <text:p>0</text:p>
          </table:table-cell>
          <table:table-cell office:value-type="float" office:value="0.0506491797230743" calcext:value-type="float">
            <text:p>0.050649179723074</text:p>
          </table:table-cell>
          <table:table-cell office:value-type="float" office:value="0.0284256355140545" calcext:value-type="float">
            <text:p>0.028425635514055</text:p>
          </table:table-cell>
        </table:table-row>
        <table:table-row table:style-name="ro1">
          <table:table-cell office:value-type="string" calcext:value-type="string">
            <text:p>SLC1A3_mean</text:p>
          </table:table-cell>
          <table:table-cell office:value-type="string" calcext:value-type="string">
            <text:p>Glast</text:p>
          </table:table-cell>
          <table:table-cell/>
          <table:table-cell office:value-type="float" office:value="0.0143029144476758" calcext:value-type="float">
            <text:p>0.014302914447676</text:p>
          </table:table-cell>
          <table:table-cell office:value-type="float" office:value="1.12362705247601" calcext:value-type="float">
            <text:p>1.12362705247601</text:p>
          </table:table-cell>
          <table:table-cell office:value-type="float" office:value="0.127605650300919" calcext:value-type="float">
            <text:p>0.127605650300919</text:p>
          </table:table-cell>
          <table:table-cell office:value-type="float" office:value="0.155797800982699" calcext:value-type="float">
            <text:p>0.155797800982699</text:p>
          </table:table-cell>
          <table:table-cell office:value-type="float" office:value="0.030845349905514" calcext:value-type="float">
            <text:p>0.030845349905514</text:p>
          </table:table-cell>
          <table:table-cell office:value-type="float" office:value="0.233599159942011" calcext:value-type="float">
            <text:p>0.233599159942011</text:p>
          </table:table-cell>
          <table:table-cell office:value-type="float" office:value="0.0876260203603061" calcext:value-type="float">
            <text:p>0.087626020360306</text:p>
          </table:table-cell>
          <table:table-cell office:value-type="float" office:value="0.497411469507974" calcext:value-type="float">
            <text:p>0.497411469507974</text:p>
          </table:table-cell>
          <table:table-cell office:value-type="float" office:value="0" calcext:value-type="float">
            <text:p>0</text:p>
          </table:table-cell>
          <table:table-cell office:value-type="float" office:value="0.518510576493636" calcext:value-type="float">
            <text:p>0.518510576493636</text:p>
          </table:table-cell>
          <table:table-cell office:value-type="float" office:value="0.56016181820403" calcext:value-type="float">
            <text:p>0.56016181820403</text:p>
          </table:table-cell>
        </table:table-row>
        <table:table-row table:style-name="ro1">
          <table:table-cell office:value-type="string" calcext:value-type="string">
            <text:p>HEPACAM_mean</text:p>
          </table:table-cell>
          <table:table-cell office:value-type="string" calcext:value-type="string">
            <text:p>HepaCam</text:p>
          </table:table-cell>
          <table:table-cell/>
          <table:table-cell office:value-type="float" office:value="0.00915716181256477" calcext:value-type="float">
            <text:p>0.009157161812565</text:p>
          </table:table-cell>
          <table:table-cell office:value-type="float" office:value="0.31470474771615" calcext:value-type="float">
            <text:p>0.31470474771615</text:p>
          </table:table-cell>
          <table:table-cell office:value-type="float" office:value="0.0475207704899288" calcext:value-type="float">
            <text:p>0.047520770489929</text:p>
          </table:table-cell>
          <table:table-cell office:value-type="float" office:value="0.110947563886175" calcext:value-type="float">
            <text:p>0.110947563886175</text:p>
          </table:table-cell>
          <table:table-cell office:value-type="float" office:value="0" calcext:value-type="float">
            <text:p>0</text:p>
          </table:table-cell>
          <table:table-cell office:value-type="float" office:value="0.266276558373173" calcext:value-type="float">
            <text:p>0.266276558373173</text:p>
          </table:table-cell>
          <table:table-cell office:value-type="float" office:value="0.0041419823833593" calcext:value-type="float">
            <text:p>0.004141982383359</text:p>
          </table:table-cell>
          <table:table-cell office:value-type="float" office:value="0.250315122533507" calcext:value-type="float">
            <text:p>0.250315122533507</text:p>
          </table:table-cell>
          <table:table-cell office:value-type="float" office:value="0.0377052802708026" calcext:value-type="float">
            <text:p>0.037705280270803</text:p>
          </table:table-cell>
          <table:table-cell office:value-type="float" office:value="0.395748860217934" calcext:value-type="float">
            <text:p>0.395748860217934</text:p>
          </table:table-cell>
          <table:table-cell office:value-type="float" office:value="0.29644126667582" calcext:value-type="float">
            <text:p>0.29644126667582</text:p>
          </table:table-cell>
        </table:table-row>
        <table:table-row table:style-name="ro1">
          <table:table-cell office:value-type="string" calcext:value-type="string">
            <text:p>NKX2-2_mean</text:p>
          </table:table-cell>
          <table:table-cell office:value-type="string" calcext:value-type="string">
            <text:p>O4</text:p>
          </table:table-cell>
          <table:table-cell/>
          <table:table-cell office:value-type="float" office:value="0.000959048031351484" calcext:value-type="float">
            <text:p>0.000959048031351</text:p>
          </table:table-cell>
          <table:table-cell office:value-type="float" office:value="0.0807783725673641" calcext:value-type="float">
            <text:p>0.080778372567364</text:p>
          </table:table-cell>
          <table:table-cell office:value-type="float" office:value="0.0113641981562377" calcext:value-type="float">
            <text:p>0.011364198156238</text:p>
          </table:table-cell>
          <table:table-cell office:value-type="float" office:value="0" calcext:value-type="float">
            <text:p>0</text:p>
          </table:table-cell>
          <table:table-cell office:value-type="float" office:value="0.0068241465009511" calcext:value-type="float">
            <text:p>0.006824146500951</text:p>
          </table:table-cell>
          <table:table-cell office:value-type="float" office:value="0.00229704059207516" calcext:value-type="float">
            <text:p>0.002297040592075</text:p>
          </table:table-cell>
          <table:table-cell office:value-type="float" office:value="0" calcext:value-type="float">
            <text:p>0</text:p>
          </table:table-cell>
          <table:table-cell office:value-type="float" office:value="0.0179985219951146" calcext:value-type="float">
            <text:p>0.017998521995115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MBO160" table:style-name="ta1">
        <table:table-column table:style-name="co6" table:default-cell-style-name="Default"/>
        <table:table-column table:style-name="co4" table:number-columns-repeated="1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ent</text:p>
          </table:table-cell>
          <table:table-cell office:value-type="string" calcext:value-type="string">
            <text:p>Marker</text:p>
          </table:table-cell>
          <table:table-cell office:value-type="string" calcext:value-type="string">
            <text:p>StemCell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Astrocyte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Oligo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Endothelial</text:p>
          </table:table-cell>
          <table:table-cell office:value-type="string" calcext:value-type="string">
            <text:p>Pericyte</text:p>
          </table:table-cell>
          <table:table-cell office:value-type="string" calcext:value-type="string">
            <text:p>Epithelial</text:p>
          </table:table-cell>
          <table:table-cell office:value-type="string" calcext:value-type="string">
            <text:p>Microglia</text:p>
          </table:table-cell>
        </table:table-row>
        <table:table-row table:style-name="ro1">
          <table:table-cell table:number-columns-repeated="2" office:value-type="string" calcext:value-type="string">
            <text:p>AQP4</text:p>
          </table:table-cell>
          <table:table-cell office:value-type="float" office:value="0.166128640469751" calcext:value-type="float">
            <text:p>0.166128640469751</text:p>
          </table:table-cell>
          <table:table-cell office:value-type="float" office:value="0" calcext:value-type="float">
            <text:p>0</text:p>
          </table:table-cell>
          <table:table-cell office:value-type="float" office:value="0.0138981043218989" calcext:value-type="float">
            <text:p>0.013898104321899</text:p>
          </table:table-cell>
          <table:table-cell office:value-type="float" office:value="0.314215669398716" calcext:value-type="float">
            <text:p>0.314215669398716</text:p>
          </table:table-cell>
          <table:table-cell office:value-type="string" calcext:value-type="string">
            <text:p>NA</text:p>
          </table:table-cell>
          <table:table-cell office:value-type="float" office:value="0.57620221151979" calcext:value-type="float">
            <text:p>0.57620221151979</text:p>
          </table:table-cell>
          <table:table-cell office:value-type="float" office:value="1.70485501406833" calcext:value-type="float">
            <text:p>1.70485501406833</text:p>
          </table:table-cell>
          <table:table-cell office:value-type="float" office:value="0.0502748970334468" calcext:value-type="float">
            <text:p>0.050274897033447</text:p>
          </table:table-cell>
          <table:table-cell office:value-type="float" office:value="0.00640896261678173" calcext:value-type="float">
            <text:p>0.006408962616782</text:p>
          </table:table-cell>
          <table:table-cell office:value-type="float" office:value="0.596970875971051" calcext:value-type="float">
            <text:p>0.596970875971051</text:p>
          </table:table-cell>
          <table:table-cell office:value-type="float" office:value="0.558439465878611" calcext:value-type="float">
            <text:p>0.558439465878611</text:p>
          </table:table-cell>
        </table:table-row>
        <table:table-row table:style-name="ro1">
          <table:table-cell office:value-type="string" calcext:value-type="string">
            <text:p>CD23</text:p>
          </table:table-cell>
          <table:table-cell office:value-type="string" calcext:value-type="string">
            <text:p>CD24</text:p>
          </table:table-cell>
          <table:table-cell office:value-type="float" office:value="1.27173229745307" calcext:value-type="float">
            <text:p>1.27173229745307</text:p>
          </table:table-cell>
          <table:table-cell office:value-type="float" office:value="2.07626399268795" calcext:value-type="float">
            <text:p>2.07626399268795</text:p>
          </table:table-cell>
          <table:table-cell office:value-type="float" office:value="1.46061517510855" calcext:value-type="float">
            <text:p>1.46061517510855</text:p>
          </table:table-cell>
          <table:table-cell office:value-type="float" office:value="0.676893427578605" calcext:value-type="float">
            <text:p>0.676893427578605</text:p>
          </table:table-cell>
          <table:table-cell office:value-type="string" calcext:value-type="string">
            <text:p>NA</text:p>
          </table:table-cell>
          <table:table-cell office:value-type="float" office:value="0.695533225104171" calcext:value-type="float">
            <text:p>0.695533225104171</text:p>
          </table:table-cell>
          <table:table-cell office:value-type="float" office:value="0.322325768141612" calcext:value-type="float">
            <text:p>0.322325768141612</text:p>
          </table:table-cell>
          <table:table-cell office:value-type="float" office:value="0.888025587252076" calcext:value-type="float">
            <text:p>0.888025587252076</text:p>
          </table:table-cell>
          <table:table-cell office:value-type="float" office:value="1.42754813689149" calcext:value-type="float">
            <text:p>1.42754813689149</text:p>
          </table:table-cell>
          <table:table-cell office:value-type="float" office:value="0.95586726418233" calcext:value-type="float">
            <text:p>0.95586726418233</text:p>
          </table:table-cell>
          <table:table-cell office:value-type="float" office:value="0.317271084527873" calcext:value-type="float">
            <text:p>0.317271084527873</text:p>
          </table:table-cell>
        </table:table-row>
        <table:table-row table:style-name="ro1">
          <table:table-cell table:number-columns-repeated="2" office:value-type="string" calcext:value-type="string">
            <text:p>CD44</text:p>
          </table:table-cell>
          <table:table-cell office:value-type="float" office:value="0.0439263272208148" calcext:value-type="float">
            <text:p>0.043926327220815</text:p>
          </table:table-cell>
          <table:table-cell office:value-type="float" office:value="0.359279474032093" calcext:value-type="float">
            <text:p>0.359279474032093</text:p>
          </table:table-cell>
          <table:table-cell office:value-type="float" office:value="0.00969121055410126" calcext:value-type="float">
            <text:p>0.009691210554101</text:p>
          </table:table-cell>
          <table:table-cell office:value-type="float" office:value="0.184476386901577" calcext:value-type="float">
            <text:p>0.184476386901577</text:p>
          </table:table-cell>
          <table:table-cell office:value-type="string" calcext:value-type="string">
            <text:p>NA</text:p>
          </table:table-cell>
          <table:table-cell office:value-type="float" office:value="0.185065486602726" calcext:value-type="float">
            <text:p>0.185065486602726</text:p>
          </table:table-cell>
          <table:table-cell office:value-type="float" office:value="0.361348482176376" calcext:value-type="float">
            <text:p>0.361348482176376</text:p>
          </table:table-cell>
          <table:table-cell office:value-type="float" office:value="0.334474821947319" calcext:value-type="float">
            <text:p>0.334474821947319</text:p>
          </table:table-cell>
          <table:table-cell office:value-type="float" office:value="0.0857360099474984" calcext:value-type="float">
            <text:p>0.085736009947498</text:p>
          </table:table-cell>
          <table:table-cell office:value-type="float" office:value="0.81181532798153" calcext:value-type="float">
            <text:p>0.81181532798153</text:p>
          </table:table-cell>
          <table:table-cell office:value-type="float" office:value="0.154387284021089" calcext:value-type="float">
            <text:p>0.154387284021089</text:p>
          </table:table-cell>
        </table:table-row>
        <table:table-row table:style-name="ro1">
          <table:table-cell office:value-type="string" calcext:value-type="string">
            <text:p>CXCR4</text:p>
          </table:table-cell>
          <table:table-cell office:value-type="string" calcext:value-type="string">
            <text:p>CD184</text:p>
          </table:table-cell>
          <table:table-cell office:value-type="float" office:value="0.46580727556054" calcext:value-type="float">
            <text:p>0.46580727556054</text:p>
          </table:table-cell>
          <table:table-cell office:value-type="float" office:value="0.638207312975207" calcext:value-type="float">
            <text:p>0.638207312975207</text:p>
          </table:table-cell>
          <table:table-cell office:value-type="float" office:value="0.0452368210874542" calcext:value-type="float">
            <text:p>0.045236821087454</text:p>
          </table:table-cell>
          <table:table-cell office:value-type="float" office:value="0.782740608200649" calcext:value-type="float">
            <text:p>0.782740608200649</text:p>
          </table:table-cell>
          <table:table-cell office:value-type="string" calcext:value-type="string">
            <text:p>NA</text:p>
          </table:table-cell>
          <table:table-cell office:value-type="float" office:value="1.27300646906037" calcext:value-type="float">
            <text:p>1.27300646906037</text:p>
          </table:table-cell>
          <table:table-cell office:value-type="float" office:value="0.714094941636634" calcext:value-type="float">
            <text:p>0.714094941636634</text:p>
          </table:table-cell>
          <table:table-cell office:value-type="float" office:value="0.390748816082923" calcext:value-type="float">
            <text:p>0.390748816082923</text:p>
          </table:table-cell>
          <table:table-cell office:value-type="float" office:value="0.0883853342130838" calcext:value-type="float">
            <text:p>0.088385334213084</text:p>
          </table:table-cell>
          <table:table-cell office:value-type="float" office:value="0.188914395292022" calcext:value-type="float">
            <text:p>0.188914395292022</text:p>
          </table:table-cell>
          <table:table-cell office:value-type="float" office:value="0.174409694220533" calcext:value-type="float">
            <text:p>0.174409694220533</text:p>
          </table:table-cell>
        </table:table-row>
        <table:table-row table:style-name="ro1">
          <table:table-cell office:value-type="string" calcext:value-type="string">
            <text:p>Fut4/ssea1</text:p>
          </table:table-cell>
          <table:table-cell office:value-type="string" calcext:value-type="string">
            <text:p>CD15</text:p>
          </table:table-cell>
          <table:table-cell office:value-type="float" office:value="0.00346998225126562" calcext:value-type="float">
            <text:p>0.003469982251266</text:p>
          </table:table-cell>
          <table:table-cell office:value-type="float" office:value="0" calcext:value-type="float">
            <text:p>0</text:p>
          </table:table-cell>
          <table:table-cell office:value-type="float" office:value="0.00288366645736594" calcext:value-type="float">
            <text:p>0.002883666457366</text:p>
          </table:table-cell>
          <table:table-cell office:value-type="float" office:value="0.00511518973061272" calcext:value-type="float">
            <text:p>0.005115189730613</text:p>
          </table:table-cell>
          <table:table-cell office:value-type="string" calcext:value-type="string">
            <text:p>NA</text:p>
          </table:table-cell>
          <table:table-cell office:value-type="float" office:value="0.00190525415926099" calcext:value-type="float">
            <text:p>0.001905254159261</text:p>
          </table:table-cell>
          <table:table-cell office:value-type="float" office:value="0.00256247369755705" calcext:value-type="float">
            <text:p>0.002562473697557</text:p>
          </table:table-cell>
          <table:table-cell office:value-type="float" office:value="0.0290571360402466" calcext:value-type="float">
            <text:p>0.029057136040247</text:p>
          </table:table-cell>
          <table:table-cell office:value-type="float" office:value="0.00484498139918258" calcext:value-type="float">
            <text:p>0.004844981399183</text:p>
          </table:table-cell>
          <table:table-cell office:value-type="float" office:value="0.0147296033775679" calcext:value-type="float">
            <text:p>0.014729603377568</text:p>
          </table:table-cell>
          <table:table-cell office:value-type="float" office:value="0.00562810597291061" calcext:value-type="float">
            <text:p>0.005628105972911</text:p>
          </table:table-cell>
        </table:table-row>
        <table:table-row table:style-name="ro1">
          <table:table-cell table:number-columns-repeated="2" office:value-type="string" calcext:value-type="string">
            <text:p>HepaCam</text:p>
          </table:table-cell>
          <table:table-cell office:value-type="float" office:value="0.127228552458433" calcext:value-type="float">
            <text:p>0.127228552458433</text:p>
          </table:table-cell>
          <table:table-cell office:value-type="float" office:value="0.0377052802708026" calcext:value-type="float">
            <text:p>0.037705280270803</text:p>
          </table:table-cell>
          <table:table-cell office:value-type="float" office:value="0.00915716181256477" calcext:value-type="float">
            <text:p>0.009157161812565</text:p>
          </table:table-cell>
          <table:table-cell office:value-type="float" office:value="0.31470474771615" calcext:value-type="float">
            <text:p>0.31470474771615</text:p>
          </table:table-cell>
          <table:table-cell office:value-type="string" calcext:value-type="string">
            <text:p>NA</text:p>
          </table:table-cell>
          <table:table-cell office:value-type="float" office:value="0.29644126667582" calcext:value-type="float">
            <text:p>0.29644126667582</text:p>
          </table:table-cell>
          <table:table-cell office:value-type="float" office:value="0.395748860217934" calcext:value-type="float">
            <text:p>0.395748860217934</text:p>
          </table:table-cell>
          <table:table-cell office:value-type="float" office:value="0.0475207704899288" calcext:value-type="float">
            <text:p>0.047520770489929</text:p>
          </table:table-cell>
          <table:table-cell office:value-type="float" office:value="0" calcext:value-type="float">
            <text:p>0</text:p>
          </table:table-cell>
          <table:table-cell office:value-type="float" office:value="0.266276558373173" calcext:value-type="float">
            <text:p>0.266276558373173</text:p>
          </table:table-cell>
          <table:table-cell office:value-type="float" office:value="0.110947563886175" calcext:value-type="float">
            <text:p>0.110947563886175</text:p>
          </table:table-cell>
        </table:table-row>
        <table:table-row table:style-name="ro1">
          <table:table-cell office:value-type="string" calcext:value-type="string">
            <text:p>ITGB1</text:p>
          </table:table-cell>
          <table:table-cell office:value-type="string" calcext:value-type="string">
            <text:p>CD29</text:p>
          </table:table-cell>
          <table:table-cell office:value-type="float" office:value="0.931400857075606" calcext:value-type="float">
            <text:p>0.931400857075606</text:p>
          </table:table-cell>
          <table:table-cell office:value-type="float" office:value="0.923085377407793" calcext:value-type="float">
            <text:p>0.923085377407793</text:p>
          </table:table-cell>
          <table:table-cell office:value-type="float" office:value="0.374855807153541" calcext:value-type="float">
            <text:p>0.374855807153541</text:p>
          </table:table-cell>
          <table:table-cell office:value-type="float" office:value="0.905878562454986" calcext:value-type="float">
            <text:p>0.905878562454986</text:p>
          </table:table-cell>
          <table:table-cell office:value-type="string" calcext:value-type="string">
            <text:p>NA</text:p>
          </table:table-cell>
          <table:table-cell office:value-type="float" office:value="1.09329672108294" calcext:value-type="float">
            <text:p>1.09329672108294</text:p>
          </table:table-cell>
          <table:table-cell office:value-type="float" office:value="0.872169314764601" calcext:value-type="float">
            <text:p>0.872169314764601</text:p>
          </table:table-cell>
          <table:table-cell office:value-type="float" office:value="0.816594936878361" calcext:value-type="float">
            <text:p>0.816594936878361</text:p>
          </table:table-cell>
          <table:table-cell office:value-type="float" office:value="0.370420810043502" calcext:value-type="float">
            <text:p>0.370420810043502</text:p>
          </table:table-cell>
          <table:table-cell office:value-type="float" office:value="1.00278443316414" calcext:value-type="float">
            <text:p>1.00278443316414</text:p>
          </table:table-cell>
          <table:table-cell office:value-type="float" office:value="0.446179128776164" calcext:value-type="float">
            <text:p>0.446179128776164</text:p>
          </table:table-cell>
        </table:table-row>
        <table:table-row table:style-name="ro1">
          <table:table-cell office:value-type="string" calcext:value-type="string">
            <text:p>NCAM1</text:p>
          </table:table-cell>
          <table:table-cell office:value-type="string" calcext:value-type="string">
            <text:p>CD56</text:p>
          </table:table-cell>
          <table:table-cell office:value-type="float" office:value="1.02652567905723" calcext:value-type="float">
            <text:p>1.02652567905723</text:p>
          </table:table-cell>
          <table:table-cell office:value-type="float" office:value="1.34466699050181" calcext:value-type="float">
            <text:p>1.34466699050181</text:p>
          </table:table-cell>
          <table:table-cell office:value-type="float" office:value="1.67406411113637" calcext:value-type="float">
            <text:p>1.67406411113637</text:p>
          </table:table-cell>
          <table:table-cell office:value-type="float" office:value="0.829809007484969" calcext:value-type="float">
            <text:p>0.829809007484969</text:p>
          </table:table-cell>
          <table:table-cell office:value-type="string" calcext:value-type="string">
            <text:p>NA</text:p>
          </table:table-cell>
          <table:table-cell office:value-type="float" office:value="0.403511440760732" calcext:value-type="float">
            <text:p>0.403511440760732</text:p>
          </table:table-cell>
          <table:table-cell office:value-type="float" office:value="0.523408081898584" calcext:value-type="float">
            <text:p>0.523408081898584</text:p>
          </table:table-cell>
          <table:table-cell office:value-type="float" office:value="0.384696676661301" calcext:value-type="float">
            <text:p>0.384696676661301</text:p>
          </table:table-cell>
          <table:table-cell office:value-type="float" office:value="0.726916183651775" calcext:value-type="float">
            <text:p>0.726916183651775</text:p>
          </table:table-cell>
          <table:table-cell office:value-type="float" office:value="0.505676693355566" calcext:value-type="float">
            <text:p>0.505676693355566</text:p>
          </table:table-cell>
          <table:table-cell office:value-type="float" office:value="0.0972116367728465" calcext:value-type="float">
            <text:p>0.097211636772847</text:p>
          </table:table-cell>
        </table:table-row>
        <table:table-row table:style-name="ro1">
          <table:table-cell office:value-type="string" calcext:value-type="string">
            <text:p>NKX6-2</text:p>
          </table:table-cell>
          <table:table-cell office:value-type="string" calcext:value-type="string">
            <text:p>O4</text:p>
          </table:table-cell>
          <table:table-cell office:value-type="float" office:value="0.0089992609975573" calcext:value-type="float">
            <text:p>0.008999260997557</text:p>
          </table:table-cell>
          <table:table-cell office:value-type="float" office:value="0" calcext:value-type="float">
            <text:p>0</text:p>
          </table:table-cell>
          <table:table-cell office:value-type="float" office:value="0.000959048031351484" calcext:value-type="float">
            <text:p>0.000959048031351</text:p>
          </table:table-cell>
          <table:table-cell office:value-type="float" office:value="0.0807783725673641" calcext:value-type="float">
            <text:p>0.080778372567364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641981562377" calcext:value-type="float">
            <text:p>0.011364198156238</text:p>
          </table:table-cell>
          <table:table-cell office:value-type="float" office:value="0.0068241465009511" calcext:value-type="float">
            <text:p>0.006824146500951</text:p>
          </table:table-cell>
          <table:table-cell office:value-type="float" office:value="0.00229704059207516" calcext:value-type="float">
            <text:p>0.00229704059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GFRa</text:p>
          </table:table-cell>
          <table:table-cell office:value-type="string" calcext:value-type="string">
            <text:p>CD140a</text:p>
          </table:table-cell>
          <table:table-cell office:value-type="float" office:value="0.0182938721953204" calcext:value-type="float">
            <text:p>0.01829387219532</text:p>
          </table:table-cell>
          <table:table-cell office:value-type="float" office:value="0" calcext:value-type="float">
            <text:p>0</text:p>
          </table:table-cell>
          <table:table-cell office:value-type="float" office:value="0.00369630171343013" calcext:value-type="float">
            <text:p>0.00369630171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0013473274031362" calcext:value-type="float">
            <text:p>0.001347327403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9635301476698" calcext:value-type="float">
            <text:p>0.002396353014767</text:p>
          </table:table-cell>
          <table:table-cell office:value-type="float" office:value="0.0482767787540852" calcext:value-type="float">
            <text:p>0.048276778754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M1</text:p>
          </table:table-cell>
          <table:table-cell office:value-type="string" calcext:value-type="string">
            <text:p>CD133</text:p>
          </table:table-cell>
          <table:table-cell office:value-type="float" office:value="0.0306270306790372" calcext:value-type="float">
            <text:p>0.030627030679037</text:p>
          </table:table-cell>
          <table:table-cell office:value-type="float" office:value="0" calcext:value-type="float">
            <text:p>0</text:p>
          </table:table-cell>
          <table:table-cell office:value-type="float" office:value="0.00869778777671779" calcext:value-type="float">
            <text:p>0.008697787776718</text:p>
          </table:table-cell>
          <table:table-cell office:value-type="float" office:value="0.024477365466183" calcext:value-type="float">
            <text:p>0.024477365466183</text:p>
          </table:table-cell>
          <table:table-cell office:value-type="string" calcext:value-type="string">
            <text:p>NA</text:p>
          </table:table-cell>
          <table:table-cell office:value-type="float" office:value="0.0504861562082582" calcext:value-type="float">
            <text:p>0.050486156208258</text:p>
          </table:table-cell>
          <table:table-cell office:value-type="float" office:value="0.00514890289444793" calcext:value-type="float">
            <text:p>0.005148902894448</text:p>
          </table:table-cell>
          <table:table-cell office:value-type="float" office:value="0.0317038726941812" calcext:value-type="float">
            <text:p>0.031703872694181</text:p>
          </table:table-cell>
          <table:table-cell office:value-type="float" office:value="0.0137793561723996" calcext:value-type="float">
            <text:p>0.0137793561724</text:p>
          </table:table-cell>
          <table:table-cell office:value-type="float" office:value="0.0248949698998673" calcext:value-type="float">
            <text:p>0.024894969899867</text:p>
          </table:table-cell>
          <table:table-cell office:value-type="float" office:value="0.0134713119444375" calcext:value-type="float">
            <text:p>0.013471311944438</text:p>
          </table:table-cell>
        </table:table-row>
        <table:table-row table:style-name="ro1">
          <table:table-cell office:value-type="string" calcext:value-type="string">
            <text:p>SLC1A3</text:p>
          </table:table-cell>
          <table:table-cell office:value-type="string" calcext:value-type="string">
            <text:p>Glast</text:p>
          </table:table-cell>
          <table:table-cell office:value-type="float" office:value="0.29251874493414" calcext:value-type="float">
            <text:p>0.29251874493414</text:p>
          </table:table-cell>
          <table:table-cell office:value-type="float" office:value="0" calcext:value-type="float">
            <text:p>0</text:p>
          </table:table-cell>
          <table:table-cell office:value-type="float" office:value="0.0143029144476758" calcext:value-type="float">
            <text:p>0.014302914447676</text:p>
          </table:table-cell>
          <table:table-cell office:value-type="float" office:value="1.12362705247601" calcext:value-type="float">
            <text:p>1.12362705247601</text:p>
          </table:table-cell>
          <table:table-cell office:value-type="string" calcext:value-type="string">
            <text:p>NA</text:p>
          </table:table-cell>
          <table:table-cell office:value-type="float" office:value="0.56016181820403" calcext:value-type="float">
            <text:p>0.56016181820403</text:p>
          </table:table-cell>
          <table:table-cell office:value-type="float" office:value="0.518510576493636" calcext:value-type="float">
            <text:p>0.518510576493636</text:p>
          </table:table-cell>
          <table:table-cell office:value-type="float" office:value="0.127605650300919" calcext:value-type="float">
            <text:p>0.127605650300919</text:p>
          </table:table-cell>
          <table:table-cell office:value-type="float" office:value="0.030845349905514" calcext:value-type="float">
            <text:p>0.030845349905514</text:p>
          </table:table-cell>
          <table:table-cell office:value-type="float" office:value="0.233599159942011" calcext:value-type="float">
            <text:p>0.233599159942011</text:p>
          </table:table-cell>
          <table:table-cell office:value-type="float" office:value="0.155797800982699" calcext:value-type="float">
            <text:p>0.155797800982699</text:p>
          </table:table-cell>
        </table:table-row>
        <table:table-row table:style-name="ro1">
          <table:table-cell office:value-type="string" calcext:value-type="string">
            <text:p>TFRC</text:p>
          </table:table-cell>
          <table:table-cell office:value-type="string" calcext:value-type="string">
            <text:p>CD71</text:p>
          </table:table-cell>
          <table:table-cell office:value-type="float" office:value="0.0288398755264736" calcext:value-type="float">
            <text:p>0.028839875526474</text:p>
          </table:table-cell>
          <table:table-cell office:value-type="float" office:value="0" calcext:value-type="float">
            <text:p>0</text:p>
          </table:table-cell>
          <table:table-cell office:value-type="float" office:value="0.0262345602036021" calcext:value-type="float">
            <text:p>0.026234560203602</text:p>
          </table:table-cell>
          <table:table-cell office:value-type="float" office:value="0.0279357159265353" calcext:value-type="float">
            <text:p>0.027935715926535</text:p>
          </table:table-cell>
          <table:table-cell office:value-type="string" calcext:value-type="string">
            <text:p>NA</text:p>
          </table:table-cell>
          <table:table-cell office:value-type="float" office:value="0.0284256355140545" calcext:value-type="float">
            <text:p>0.028425635514055</text:p>
          </table:table-cell>
          <table:table-cell office:value-type="float" office:value="0.0506491797230743" calcext:value-type="float">
            <text:p>0.050649179723074</text:p>
          </table:table-cell>
          <table:table-cell office:value-type="float" office:value="0.00732856560781065" calcext:value-type="float">
            <text:p>0.007328565607811</text:p>
          </table:table-cell>
          <table:table-cell office:value-type="float" office:value="0.0117123984427515" calcext:value-type="float">
            <text:p>0.011712398442752</text:p>
          </table:table-cell>
          <table:table-cell office:value-type="float" office:value="0.0375043990995617" calcext:value-type="float">
            <text:p>0.037504399099562</text:p>
          </table:table-cell>
          <table:table-cell office:value-type="float" office:value="0.023539844554154" calcext:value-type="float">
            <text:p>0.023539844554154</text:p>
          </table:table-cell>
        </table:table-row>
      </table:table>
      <table:named-expressions/>
      <table:database-ranges>
        <table:database-range table:name="__Anonymous_Sheet_DB__1" table:target-range-address="transpose.A1:transpose.AMJ1048576">
          <table:sort>
            <table:sort-by table:field-number="1" table:data-type="automatic"/>
          </table:sort>
        </table:database-range>
        <table:database-range table:name="__Anonymous_Sheet_DB__2" table:target-range-address="MBO160.A1:MBO160.AMJ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7:00:01.173179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4T17:02:33.294056356</dc:date>
    <dc:creator>Rhalena Thomas</dc:creator>
    <meta:editing-duration>PT13M23S</meta:editing-duration>
    <meta:editing-cycles>5</meta:editing-cycles>
    <meta:generator>LibreOffice/6.0.7.3$Linux_X86_64 LibreOffice_project/00m0$Build-3</meta:generator>
    <meta:document-statistic meta:table-count="3" meta:cell-count="543" meta:object-count="0"/>
  </office:meta>
</office:document-meta>
</file>